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weight-asian="normal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R_i</text:p>
          </table:table-cell>
          <table:table-cell table:style-name="Default" office:value-type="float" office:value="50.7" calcext:value-type="float">
            <text:p>50,7</text:p>
          </table:table-cell>
          <table:table-cell table:style-name="Default" table:number-columns-repeated="2"/>
          <table:table-cell table:style-name="Default" office:value-type="string" calcext:value-type="string">
            <text:p>U_pwm (V)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2">
          <table:table-cell/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U_a</text:p>
          </table:table-cell>
          <table:table-cell table:style-name="ce1" office:value-type="string" calcext:value-type="string">
            <text:p>s (V/1000rpm)</text:p>
          </table:table-cell>
          <table:table-cell table:style-name="ce1" office:value-type="string" calcext:value-type="string">
            <text:p>I_a (mA)</text:p>
          </table:table-cell>
          <table:table-cell table:style-name="ce1" office:value-type="string" calcext:value-type="string">
            <text:p>S (mA/1000rpm)</text:p>
          </table:table-cell>
          <table:table-cell table:style-name="Default" office:value-type="string" calcext:value-type="string">
            <text:p>d_target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,40</text:p>
          </table:table-cell>
          <table:table-cell table:formula="of:=[.C8]/([.B8]/1000)" office:value-type="float" office:value="0.4" calcext:value-type="float">
            <text:p>0,40</text:p>
          </table:table-cell>
          <table:table-cell table:formula="of:=1000*[.C8]/[.$C$4]" office:value-type="float" office:value="7.88954635108481" calcext:value-type="float">
            <text:p>7,89</text:p>
          </table:table-cell>
          <table:table-cell table:formula="of:=[.E8]/([.B8]/1000)" office:value-type="float" office:value="7.88954635108481" calcext:value-type="float">
            <text:p>7,89</text:p>
          </table:table-cell>
          <table:table-cell table:formula="of:=100*[.C8]/[.$G$4]" office:value-type="float" office:value="8" calcext:value-type="float">
            <text:p>8,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6" calcext:value-type="float">
            <text:p>0,60</text:p>
          </table:table-cell>
          <table:table-cell table:formula="of:=[.C9]/([.B9]/1000)" office:value-type="float" office:value="0.4" calcext:value-type="float">
            <text:p>0,40</text:p>
          </table:table-cell>
          <table:table-cell table:formula="of:=1000*[.C9]/[.$C$4]" office:value-type="float" office:value="11.8343195266272" calcext:value-type="float">
            <text:p>11,83</text:p>
          </table:table-cell>
          <table:table-cell table:formula="of:=[.E9]/([.B9]/1000)" office:value-type="float" office:value="7.88954635108481" calcext:value-type="float">
            <text:p>7,89</text:p>
          </table:table-cell>
          <table:table-cell table:formula="of:=100*[.C9]/[.$G$4]" office:value-type="float" office:value="12" calcext:value-type="float">
            <text:p>12,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77" calcext:value-type="float">
            <text:p>0,77</text:p>
          </table:table-cell>
          <table:table-cell table:formula="of:=[.C10]/([.B10]/1000)" office:value-type="float" office:value="0.385" calcext:value-type="float">
            <text:p>0,39</text:p>
          </table:table-cell>
          <table:table-cell table:formula="of:=1000*[.C10]/[.$C$4]" office:value-type="float" office:value="15.1873767258383" calcext:value-type="float">
            <text:p>15,19</text:p>
          </table:table-cell>
          <table:table-cell table:formula="of:=[.E10]/([.B10]/1000)" office:value-type="float" office:value="7.59368836291913" calcext:value-type="float">
            <text:p>7,59</text:p>
          </table:table-cell>
          <table:table-cell table:formula="of:=100*[.C10]/[.$G$4]" office:value-type="float" office:value="15.4" calcext:value-type="float">
            <text:p>15,4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94" calcext:value-type="float">
            <text:p>0,94</text:p>
          </table:table-cell>
          <table:table-cell table:formula="of:=[.C11]/([.B11]/1000)" office:value-type="float" office:value="0.376" calcext:value-type="float">
            <text:p>0,38</text:p>
          </table:table-cell>
          <table:table-cell table:formula="of:=1000*[.C11]/[.$C$4]" office:value-type="float" office:value="18.5404339250493" calcext:value-type="float">
            <text:p>18,54</text:p>
          </table:table-cell>
          <table:table-cell table:formula="of:=[.E11]/([.B11]/1000)" office:value-type="float" office:value="7.41617357001972" calcext:value-type="float">
            <text:p>7,42</text:p>
          </table:table-cell>
          <table:table-cell table:formula="of:=100*[.C11]/[.$G$4]" office:value-type="float" office:value="18.8" calcext:value-type="float">
            <text:p>18,8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.13" calcext:value-type="float">
            <text:p>1,13</text:p>
          </table:table-cell>
          <table:table-cell table:formula="of:=[.C12]/([.B12]/1000)" office:value-type="float" office:value="0.376666666666667" calcext:value-type="float">
            <text:p>0,38</text:p>
          </table:table-cell>
          <table:table-cell table:formula="of:=1000*[.C12]/[.$C$4]" office:value-type="float" office:value="22.2879684418146" calcext:value-type="float">
            <text:p>22,29</text:p>
          </table:table-cell>
          <table:table-cell table:formula="of:=[.E12]/([.B12]/1000)" office:value-type="float" office:value="7.4293228139382" calcext:value-type="float">
            <text:p>7,43</text:p>
          </table:table-cell>
          <table:table-cell table:formula="of:=100*[.C12]/[.$G$4]" office:value-type="float" office:value="22.6" calcext:value-type="float">
            <text:p>22,6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1.31" calcext:value-type="float">
            <text:p>1,31</text:p>
          </table:table-cell>
          <table:table-cell table:formula="of:=[.C13]/([.B13]/1000)" office:value-type="float" office:value="0.374285714285714" calcext:value-type="float">
            <text:p>0,37</text:p>
          </table:table-cell>
          <table:table-cell table:formula="of:=1000*[.C13]/[.$C$4]" office:value-type="float" office:value="25.8382642998028" calcext:value-type="float">
            <text:p>25,84</text:p>
          </table:table-cell>
          <table:table-cell table:formula="of:=[.E13]/([.B13]/1000)" office:value-type="float" office:value="7.38236122851507" calcext:value-type="float">
            <text:p>7,38</text:p>
          </table:table-cell>
          <table:table-cell table:formula="of:=100*[.C13]/[.$G$4]" office:value-type="float" office:value="26.2" calcext:value-type="float">
            <text:p>26,2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.5" calcext:value-type="float">
            <text:p>1,50</text:p>
          </table:table-cell>
          <table:table-cell table:formula="of:=[.C14]/([.B14]/1000)" office:value-type="float" office:value="0.375" calcext:value-type="float">
            <text:p>0,38</text:p>
          </table:table-cell>
          <table:table-cell table:formula="of:=1000*[.C14]/[.$C$4]" office:value-type="float" office:value="29.585798816568" calcext:value-type="float">
            <text:p>29,59</text:p>
          </table:table-cell>
          <table:table-cell table:formula="of:=[.E14]/([.B14]/1000)" office:value-type="float" office:value="7.39644970414201" calcext:value-type="float">
            <text:p>7,40</text:p>
          </table:table-cell>
          <table:table-cell table:formula="of:=100*[.C14]/[.$G$4]" office:value-type="float" office:value="30" calcext:value-type="float">
            <text:p>30,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1.7" calcext:value-type="float">
            <text:p>1,70</text:p>
          </table:table-cell>
          <table:table-cell table:formula="of:=[.C15]/([.B15]/1000)" office:value-type="float" office:value="0.377777777777778" calcext:value-type="float">
            <text:p>0,38</text:p>
          </table:table-cell>
          <table:table-cell table:formula="of:=1000*[.C15]/[.$C$4]" office:value-type="float" office:value="33.5305719921105" calcext:value-type="float">
            <text:p>33,53</text:p>
          </table:table-cell>
          <table:table-cell table:formula="of:=[.E15]/([.B15]/1000)" office:value-type="float" office:value="7.45123822046899" calcext:value-type="float">
            <text:p>7,45</text:p>
          </table:table-cell>
          <table:table-cell table:formula="of:=100*[.C15]/[.$G$4]" office:value-type="float" office:value="34" calcext:value-type="float">
            <text:p>34,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.89" calcext:value-type="float">
            <text:p>1,89</text:p>
          </table:table-cell>
          <table:table-cell table:formula="of:=[.C16]/([.B16]/1000)" office:value-type="float" office:value="0.378" calcext:value-type="float">
            <text:p>0,38</text:p>
          </table:table-cell>
          <table:table-cell table:formula="of:=1000*[.C16]/[.$C$4]" office:value-type="float" office:value="37.2781065088757" calcext:value-type="float">
            <text:p>37,28</text:p>
          </table:table-cell>
          <table:table-cell table:formula="of:=[.E16]/([.B16]/1000)" office:value-type="float" office:value="7.45562130177515" calcext:value-type="float">
            <text:p>7,46</text:p>
          </table:table-cell>
          <table:table-cell table:formula="of:=100*[.C16]/[.$G$4]" office:value-type="float" office:value="37.8" calcext:value-type="float">
            <text:p>37,8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2.08" calcext:value-type="float">
            <text:p>2,08</text:p>
          </table:table-cell>
          <table:table-cell table:formula="of:=[.C17]/([.B17]/1000)" office:value-type="float" office:value="0.378181818181818" calcext:value-type="float">
            <text:p>0,38</text:p>
          </table:table-cell>
          <table:table-cell table:formula="of:=1000*[.C17]/[.$C$4]" office:value-type="float" office:value="41.025641025641" calcext:value-type="float">
            <text:p>41,03</text:p>
          </table:table-cell>
          <table:table-cell table:formula="of:=[.E17]/([.B17]/1000)" office:value-type="float" office:value="7.45920745920746" calcext:value-type="float">
            <text:p>7,46</text:p>
          </table:table-cell>
          <table:table-cell table:formula="of:=100*[.C17]/[.$G$4]" office:value-type="float" office:value="41.6" calcext:value-type="float">
            <text:p>41,6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.27" calcext:value-type="float">
            <text:p>2,27</text:p>
          </table:table-cell>
          <table:table-cell table:formula="of:=[.C18]/([.B18]/1000)" office:value-type="float" office:value="0.378333333333333" calcext:value-type="float">
            <text:p>0,38</text:p>
          </table:table-cell>
          <table:table-cell table:formula="of:=1000*[.C18]/[.$C$4]" office:value-type="float" office:value="44.7731755424063" calcext:value-type="float">
            <text:p>44,77</text:p>
          </table:table-cell>
          <table:table-cell table:formula="of:=[.E18]/([.B18]/1000)" office:value-type="float" office:value="7.46219592373438" calcext:value-type="float">
            <text:p>7,46</text:p>
          </table:table-cell>
          <table:table-cell table:formula="of:=100*[.C18]/[.$G$4]" office:value-type="float" office:value="45.4" calcext:value-type="float">
            <text:p>45,4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2.45" calcext:value-type="float">
            <text:p>2,45</text:p>
          </table:table-cell>
          <table:table-cell table:formula="of:=[.C19]/([.B19]/1000)" office:value-type="float" office:value="0.376923076923077" calcext:value-type="float">
            <text:p>0,38</text:p>
          </table:table-cell>
          <table:table-cell table:formula="of:=1000*[.C19]/[.$C$4]" office:value-type="float" office:value="48.3234714003945" calcext:value-type="float">
            <text:p>48,32</text:p>
          </table:table-cell>
          <table:table-cell table:formula="of:=[.E19]/([.B19]/1000)" office:value-type="float" office:value="7.4343802154453" calcext:value-type="float">
            <text:p>7,43</text:p>
          </table:table-cell>
          <table:table-cell table:formula="of:=100*[.C19]/[.$G$4]" office:value-type="float" office:value="49" calcext:value-type="float">
            <text:p>49,00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2.65" calcext:value-type="float">
            <text:p>2,65</text:p>
          </table:table-cell>
          <table:table-cell table:formula="of:=[.C20]/([.B20]/1000)" office:value-type="float" office:value="0.378571428571429" calcext:value-type="float">
            <text:p>0,38</text:p>
          </table:table-cell>
          <table:table-cell table:formula="of:=1000*[.C20]/[.$C$4]" office:value-type="float" office:value="52.2682445759369" calcext:value-type="float">
            <text:p>52,27</text:p>
          </table:table-cell>
          <table:table-cell table:formula="of:=[.E20]/([.B20]/1000)" office:value-type="float" office:value="7.4668920822767" calcext:value-type="float">
            <text:p>7,47</text:p>
          </table:table-cell>
          <table:table-cell table:formula="of:=100*[.C20]/[.$G$4]" office:value-type="float" office:value="53" calcext:value-type="float">
            <text:p>53,0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2.82" calcext:value-type="float">
            <text:p>2,82</text:p>
          </table:table-cell>
          <table:table-cell table:formula="of:=[.C21]/([.B21]/1000)" office:value-type="float" office:value="0.376" calcext:value-type="float">
            <text:p>0,38</text:p>
          </table:table-cell>
          <table:table-cell table:formula="of:=1000*[.C21]/[.$C$4]" office:value-type="float" office:value="55.6213017751479" calcext:value-type="float">
            <text:p>55,62</text:p>
          </table:table-cell>
          <table:table-cell table:formula="of:=[.E21]/([.B21]/1000)" office:value-type="float" office:value="7.41617357001972" calcext:value-type="float">
            <text:p>7,42</text:p>
          </table:table-cell>
          <table:table-cell table:formula="of:=100*[.C21]/[.$G$4]" office:value-type="float" office:value="56.4" calcext:value-type="float">
            <text:p>56,4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,00</text:p>
          </table:table-cell>
          <table:table-cell table:formula="of:=[.C22]/([.B22]/1000)" office:value-type="float" office:value="0.375" calcext:value-type="float">
            <text:p>0,38</text:p>
          </table:table-cell>
          <table:table-cell table:formula="of:=1000*[.C22]/[.$C$4]" office:value-type="float" office:value="59.1715976331361" calcext:value-type="float">
            <text:p>59,17</text:p>
          </table:table-cell>
          <table:table-cell table:formula="of:=[.E22]/([.B22]/1000)" office:value-type="float" office:value="7.39644970414201" calcext:value-type="float">
            <text:p>7,40</text:p>
          </table:table-cell>
          <table:table-cell table:formula="of:=100*[.C22]/[.$G$4]" office:value-type="float" office:value="60" calcext:value-type="float">
            <text:p>60,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3.2" calcext:value-type="float">
            <text:p>3,20</text:p>
          </table:table-cell>
          <table:table-cell table:formula="of:=[.C23]/([.B23]/1000)" office:value-type="float" office:value="0.376470588235294" calcext:value-type="float">
            <text:p>0,38</text:p>
          </table:table-cell>
          <table:table-cell table:formula="of:=1000*[.C23]/[.$C$4]" office:value-type="float" office:value="63.1163708086785" calcext:value-type="float">
            <text:p>63,12</text:p>
          </table:table-cell>
          <table:table-cell table:formula="of:=[.E23]/([.B23]/1000)" office:value-type="float" office:value="7.42545538925629" calcext:value-type="float">
            <text:p>7,43</text:p>
          </table:table-cell>
          <table:table-cell table:formula="of:=100*[.C23]/[.$G$4]" office:value-type="float" office:value="64" calcext:value-type="float">
            <text:p>64,0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3.4" calcext:value-type="float">
            <text:p>3,40</text:p>
          </table:table-cell>
          <table:table-cell table:formula="of:=[.C24]/([.B24]/1000)" office:value-type="float" office:value="0.377777777777778" calcext:value-type="float">
            <text:p>0,38</text:p>
          </table:table-cell>
          <table:table-cell table:formula="of:=1000*[.C24]/[.$C$4]" office:value-type="float" office:value="67.0611439842209" calcext:value-type="float">
            <text:p>67,06</text:p>
          </table:table-cell>
          <table:table-cell table:formula="of:=[.E24]/([.B24]/1000)" office:value-type="float" office:value="7.45123822046899" calcext:value-type="float">
            <text:p>7,45</text:p>
          </table:table-cell>
          <table:table-cell table:formula="of:=100*[.C24]/[.$G$4]" office:value-type="float" office:value="68" calcext:value-type="float">
            <text:p>68,00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3.6" calcext:value-type="float">
            <text:p>3,60</text:p>
          </table:table-cell>
          <table:table-cell table:formula="of:=[.C25]/([.B25]/1000)" office:value-type="float" office:value="0.378947368421053" calcext:value-type="float">
            <text:p>0,38</text:p>
          </table:table-cell>
          <table:table-cell table:formula="of:=1000*[.C25]/[.$C$4]" office:value-type="float" office:value="71.0059171597633" calcext:value-type="float">
            <text:p>71,01</text:p>
          </table:table-cell>
          <table:table-cell table:formula="of:=[.E25]/([.B25]/1000)" office:value-type="float" office:value="7.47430706944877" calcext:value-type="float">
            <text:p>7,47</text:p>
          </table:table-cell>
          <table:table-cell table:formula="of:=100*[.C25]/[.$G$4]" office:value-type="float" office:value="72" calcext:value-type="float">
            <text:p>72,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.84" calcext:value-type="float">
            <text:p>3,84</text:p>
          </table:table-cell>
          <table:table-cell table:formula="of:=[.C26]/([.B26]/1000)" office:value-type="float" office:value="0.384" calcext:value-type="float">
            <text:p>0,38</text:p>
          </table:table-cell>
          <table:table-cell table:formula="of:=1000*[.C26]/[.$C$4]" office:value-type="float" office:value="75.7396449704142" calcext:value-type="float">
            <text:p>75,74</text:p>
          </table:table-cell>
          <table:table-cell table:formula="of:=[.E26]/([.B26]/1000)" office:value-type="float" office:value="7.57396449704142" calcext:value-type="float">
            <text:p>7,57</text:p>
          </table:table-cell>
          <table:table-cell table:formula="of:=100*[.C26]/[.$G$4]" office:value-type="float" office:value="76.8" calcext:value-type="float">
            <text:p>76,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21:39:27.717603821</meta:creation-date>
    <dc:date>2022-05-13T22:56:39.274193340</dc:date>
    <meta:editing-duration>PT57M1S</meta:editing-duration>
    <meta:editing-cycles>2</meta:editing-cycles>
    <meta:generator>LibreOffice/7.2.2.2$Linux_X86_64 LibreOffice_project/20$Build-2</meta:generator>
    <meta:document-statistic meta:table-count="1" meta:cell-count="124" meta:object-count="0"/>
  </office:meta>
</office:document-meta>
</file>